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Základnítext" style:family="paragraph">
      <style:text-properties fo:background-color="#FFFF00"/>
    </style:style>
    <style:style style:name="P18" style:parent-style-name="Základnítext" style:family="paragraph">
      <style:text-properties fo:background-color="#FFFF00"/>
    </style:style>
    <style:style style:name="P19" style:parent-style-name="Příloha" style:family="paragraph">
      <style:text-properties fo:font-size="12pt" style:font-size-asian="12pt" style:font-size-complex="13pt"/>
    </style:style>
    <style:style style:name="P20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34/2018<text:bookmark-end text:name="Text14"/></text:p>
            <text:p text:style-name="Normální">KVOP-34741/2018<text:bookmark-end text:name="Text2"/></text:p>
            <text:p text:style-name="Normální"><text:bookmark-start text:name="Text6"/>07. 08. 2018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A. Š.</text:p>
            <text:p text:style-name="Normální">Nar.<text:s/>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Š.,</text:p>
      <text:p text:style-name="Základnítext">dne 3. 8. 2018 byla do Kanceláře veřejného ochránce práv doručena Vaše žádost podle<text:s/>zákona<text:s/>č. 106/1999 Sb.,<text:s/>o svobodném přístupu<text:s/>k informacím,<text:s/>ve znění pozdějších předpisů, kterou žádáte<text:s/>o zaslání Sborníku stanovisek veřejného ochránce práv – vězeňství<text:s/>č. 6.</text:p>
      <text:p text:style-name="Základnítext">Ve smyslu zákona<text:s/>o svobodném přístupu<text:s/>k informacím<text:s/>Vám<text:s/><text:span text:style-name="Silné">informaci poskytuji</text:span><text:s/>a v příloze<text:s/><text:s/>Sborník stanovisek veřejného ochránce práv – vězeňství<text:s/>č. 6<text:s/>z roku<text:s/>2010<text:s/>zasílám.</text:p>
      <text:p text:style-name="Základnítext">Rovněž Vás informuji, že připravujeme vydání nového sborníku z oblasti vězeňství, a to na jaře příštího roku.</text:p>
      <text:p text:style-name="Základnítext">S pozdravem</text:p>
      <text:p text:style-name="P17"/>
      <text:p text:style-name="P18"/>
      <text:p text:style-name="podpis">Mgr. Petra Zdražilová</text:p>
      <text:p text:style-name="podpis">ředitelka právní sekce</text:p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19">Příloha</text:p>
      <text:p text:style-name="P20">Sborník stanovisek veřejného ochránce práv – vězeňství<text:s/>č. 6 (2010)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8QFAY*</text:span>*KVOPX008QFAY*</text:p>
        <text:p text:style-name="P12"><text:span text:style-name="T13">KVOPX008QFAY</text:span>KVOPX008QFAY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8-09-14T08:31:00Z</meta:creation-date>
    <dc:date>2018-09-14T08:31:00Z</dc:date>
    <meta:print-date>2016-06-27T07:08:00Z</meta:print-date>
    <meta:template xlink:href="KVOP_dopis%20vedoucího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1" meta:paragraph-count="1" meta:word-count="134" meta:character-count="925" meta:row-count="6" meta:non-whitespace-character-count="792"/>
  </office:meta>
</office:document-meta>
</file>